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e6091" officeooo:paragraph-rsid="001e6091"/>
    </style:style>
    <style:style style:name="P2" style:family="paragraph" style:parent-style-name="Heading_20_2">
      <style:paragraph-properties fo:text-align="justify" style:justify-single-word="false"/>
      <style:text-properties officeooo:rsid="001e6091" officeooo:paragraph-rsid="001e6091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e6091" officeooo:paragraph-rsid="001e6091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1e6091" officeooo:paragraph-rsid="001e6091"/>
    </style:style>
    <style:style style:name="P5" style:family="paragraph" style:parent-style-name="Text_20_body" style:list-style-name="L2">
      <style:paragraph-properties fo:text-align="justify" style:justify-single-word="false"/>
      <style:text-properties fo:font-weight="normal" officeooo:rsid="001e6091" officeooo:paragraph-rsid="001e6091" style:font-weight-asian="normal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normal" officeooo:rsid="001ed60d" officeooo:paragraph-rsid="001ed60d" style:font-weight-asian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ed60d" officeooo:paragraph-rsid="001ed60d"/>
    </style:style>
    <style:style style:name="P8" style:family="paragraph" style:parent-style-name="Heading_20_2">
      <style:paragraph-properties fo:text-align="justify" style:justify-single-word="false"/>
      <style:text-properties officeooo:rsid="001ed60d" officeooo:paragraph-rsid="001ed60d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rsid="001ed60d" officeooo:paragraph-rsid="001ed60d"/>
    </style:style>
    <style:style style:name="P10" style:family="paragraph" style:parent-style-name="Text_20_body" style:list-style-name="L4">
      <style:paragraph-properties fo:text-align="justify" style:justify-single-word="false"/>
      <style:text-properties officeooo:rsid="001ed60d" officeooo:paragraph-rsid="001ed6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1ed60d" style:font-weight-asian="bold" style:font-weight-complex="bold"/>
    </style:style>
    <style:style style:name="T4" style:family="text">
      <style:text-properties officeooo:rsid="001ed60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1_4241077628"/>1.3 Stany Zjednoczone w XIX wieku<text:bookmark-end text:name="__DdeLink__1_4241077628"/></text:h>
      <text:h text:style-name="P2" text:outline-level="2">1. Stany Zjednoczone i jego społeczeństwo</text:h>
      <text:list text:style-name="L1">
        <text:list-item>
          <text:p text:style-name="P3">W 1860 roku było 34 stany.</text:p>
        </text:list-item>
        <text:list-item>
          <text:p text:style-name="P3"><text:span text:style-name="T1">Izolacjonizm</text:span> – nie ingerowały w sprawy Europy, a w zamian państwa europejskie miało powstrzymać się od interwencji w tej części świata.</text:p>
        </text:list-item>
        <text:list-item>
          <text:p text:style-name="P3">W bardziej zaludnionych stanach północnych dominował przemysł, a na mniej zaludnionym południu rolnictwo. Podział ten był zauważalny też na scenie politycznej, interesy bogatych plantatorów z południa reprezentowali <text:span text:style-name="T1">demokraci</text:span>, <text:span text:style-name="T1">republikanie</text:span> wywodzili się z północy.</text:p>
        </text:list-item>
        <text:list-item>
          <text:p text:style-name="P3">Południe było za niewolnictwem, północ przeciw. </text:p>
        </text:list-item>
        <text:list-item>
          <text:p text:style-name="P3"><text:span text:style-name="T1">Abolicjonizm</text:span> – ruch opowiadający się za zniesieniem niewolnictwa.</text:p>
        </text:list-item>
      </text:list>
      <text:h text:style-name="P2" text:outline-level="2">2. Wojna secesyjna</text:h>
      <text:list text:style-name="L2">
        <text:list-item>
          <text:p text:style-name="P4">W <text:span text:style-name="T1">1860</text:span> roku na prezydenta został wybrany zwolennik zniesienia niewolnictwa, republikanin <text:span text:style-name="T1">Abraham Lincoln</text:span>. Stany południowe nie uznawały tego wyboru, ogłosiły secesję – odłączenie się od Unii. Pierwszym stanem, który tego dokonał była Karolina Południowa, otrzymała poparcie 10 stanów, które utworzyły w <text:span text:style-name="T1">1861</text:span> roku <text:span text:style-name="T1">Skonfederowane Stany Ameryki</text:span> (<text:span text:style-name="T1">Konfederacja</text:span>) z prezydentem Jeffersonem Davisem na czele.</text:p>
        </text:list-item>
        <text:list-item>
          <text:p text:style-name="P4">W <text:span text:style-name="T1">kwietniu 1861 roku</text:span> wojsko Konfederacji zaatakowało wierny Unii Fort Sumter, co rozpoczęło <text:span text:style-name="T1">wojnę secesyjną</text:span><text:span text:style-name="T2">.</text:span></text:p>
        </text:list-item>
        <text:list-item>
          <text:p text:style-name="P5">Południe szybko zdobyło przewagę i pozyskało większość dowódców wraz z gen. <text:span text:style-name="T1">Robertem Lee</text:span>, który w 1862 roku został przywódcą wojska Konfederacji. Wojska północy powoli cofały się pod naporem południa, ale 2 lata wojny nie przyniosły zdecydowanego rozstrzygnięcia.</text:p>
        </text:list-item>
        <text:list-item>
          <text:p text:style-name="P5">W <text:span text:style-name="T3">1863</text:span><text:span text:style-name="T4"> roku Abraham Lincoln ogłosił </text:span><text:span text:style-name="T3">dekret o zniesieniu niewolnictwa</text:span><text:span text:style-name="T4">. Wyzwoleni niewolnicy zaczęli masowo wstępować do armii Północy. Wojsko Unii liczyło wtedy około 2 miliony, a południa połowę z tego. Północ posiadała zakłady produkujące broń i flotę, dzięki której zablokowali południu dostęp do pomocy <text:line-break/>z zagranicy.</text:span></text:p>
        </text:list-item>
        <text:list-item>
          <text:p text:style-name="P6">Najważniejszym starciem wojny była bitwa pod <text:span text:style-name="T1">Gettysburgiem od 1 do 3 lipca 1863 roku</text:span>. Armia konfederatów pod przywództwem gen. Lee poniosła klęskę. Było to najkrwawsze starcie, zginęło w nim 50 tys. żołnierzy, a 43 tys. zostało rannych.</text:p>
        </text:list-item>
        <text:list-item>
          <text:p text:style-name="P7"><text:span text:style-name="T2">Po tej bitwie, wojska Unii dowodzone przez generałów </text:span><text:span text:style-name="T1">Williama Shermana</text:span><text:span text:style-name="T2"> <text:line-break/>i </text:span><text:span text:style-name="T1">Ulissesa Granta</text:span><text:span text:style-name="T2"> przeszły do ofensywy z zastosowaniem taktyki „spalonej ziemi”.</text:span></text:p>
        </text:list-item>
        <text:list-item>
          <text:p text:style-name="P6"><text:span text:style-name="T1">9 kwietnia 1865 roku</text:span> wojska Konfederacji skapitulowały w Wirginii, a w czerwcu poddały się ostatnie oddziały w Teksasie.</text:p>
        </text:list-item>
      </text:list>
      <text:h text:style-name="P8" text:outline-level="2"><text:soft-page-break/>3. Skutki Wojny Secesyjnej (str. 23)</text:h>
      <text:list text:style-name="L3">
        <text:list-item>
          <text:p text:style-name="P9">Skutki polityczne:</text:p>
          <text:list>
            <text:list-item>
              <text:p text:style-name="P9">zachowanie jedności państwa, konstytucyjny zakaz opuszczania Unii od 1865,</text:p>
            </text:list-item>
            <text:list-item>
              <text:p text:style-name="P9">umocnienie władzy rządu federalnego, osłabienie wpływów południa,</text:p>
            </text:list-item>
            <text:list-item>
              <text:p text:style-name="P9">nadanie byłym niewolnikom praw politycznych i wolności obywatelskich w 1868.</text:p>
            </text:list-item>
          </text:list>
        </text:list-item>
        <text:list-item>
          <text:p text:style-name="P9">Skutki społeczne:</text:p>
          <text:list>
            <text:list-item>
              <text:p text:style-name="P9">ogromne straty w ludziach – ponad 650 tys. osób,</text:p>
            </text:list-item>
            <text:list-item>
              <text:p text:style-name="P9">zniesienie niewolnictwa w 1865 roku,</text:p>
            </text:list-item>
            <text:list-item>
              <text:p text:style-name="P9">rozwój miast i klasy średniej, motoru napędowego amerykańskiego społeczeństwa.</text:p>
            </text:list-item>
          </text:list>
        </text:list-item>
        <text:list-item>
          <text:p text:style-name="P9">Skutki gospodarcze:</text:p>
          <text:list>
            <text:list-item>
              <text:p text:style-name="P9">zniszczenie miasteczek i wsi we wschodniej i środkowej części kraju,</text:p>
            </text:list-item>
            <text:list-item>
              <text:p text:style-name="P9">do 1877 r. okres tzw. rekonstrukcji lub odbudowy w celu przezwyciężenia negatywnych skutków wojny i zlikwidowania zniszczeń,</text:p>
            </text:list-item>
            <text:list-item>
              <text:p text:style-name="P9">od lat 80. XIX w. intensywny wzrost gospodarczy.</text:p>
            </text:list-item>
          </text:list>
        </text:list-item>
      </text:list>
      <text:h text:style-name="P8" text:outline-level="2">4. Budowa potęgi USA</text:h>
      <text:list text:style-name="L4">
        <text:list-item>
          <text:p text:style-name="P10">Wraz z rozwojem terytorialnym, wzrosła liczba mieszkańców: z 4 mln w 1790 r. do 31 mln w 1860 roku, a w 1900 roku ponad 75 milionów. </text:p>
        </text:list-item>
        <text:list-item>
          <text:p text:style-name="P10">Osadnictwo amerykańskie w szybkim tempie przesuwało się na zachód <text:line-break/>i powodowało konflikty z tamtejszą rdzenną ludnością. Plemiona indiańskie nie były w stanie przeciwstawić się ekspansji białego człowieka. Rdzenni mieszkańcy nie posiadali pełnych prak obywatelskich, byli w bezwzględny sposób wypierani ze swoich ziem i często eksterminowani lub umieszczani w rezerwatach. Szerzyły się wśród nich choroby zakaźne i alkoholizm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11:14:37.003083831</meta:creation-date>
    <dc:date>2025-10-18T12:32:54.940880242</dc:date>
    <meta:editing-duration>PT1M35S</meta:editing-duration>
    <meta:editing-cycles>1</meta:editing-cycles>
    <meta:generator>LibreOffice/25.8.2.1$Linux_X86_64 LibreOffice_project/580$Build-1</meta:generator>
    <meta:document-statistic meta:table-count="0" meta:image-count="0" meta:object-count="0" meta:page-count="2" meta:paragraph-count="31" meta:word-count="521" meta:character-count="3540" meta:non-whitespace-character-count="3067"/>
  </office:meta>
</office:document-meta>
</file>